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272in"/>
    </style:style>
    <style:style style:name="co2" style:family="table-column">
      <style:table-column-properties fo:break-before="auto" style:column-width="2.4957in"/>
    </style:style>
    <style:style style:name="co3" style:family="table-column">
      <style:table-column-properties fo:break-before="auto" style:column-width="1.9382in"/>
    </style:style>
    <style:style style:name="co4" style:family="table-column">
      <style:table-column-properties fo:break-before="auto" style:column-width="0.6236in"/>
    </style:style>
    <style:style style:name="co5" style:family="table-column">
      <style:table-column-properties fo:break-before="auto" style:column-width="1.5902in"/>
    </style:style>
    <style:style style:name="co6" style:family="table-column">
      <style:table-column-properties fo:break-before="auto" style:column-width="1.3693in"/>
    </style:style>
    <style:style style:name="co7" style:family="table-column">
      <style:table-column-properties fo:break-before="auto" style:column-width="1.207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681in"/>
    </style:style>
    <style:style style:name="co10" style:family="table-column">
      <style:table-column-properties fo:break-before="auto" style:column-width="1.2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ohit Devanagari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raspipo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6"/>
        <table:table-column table:style-name="co10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Distributor</text:p>
          </table:table-cell>
          <table:table-cell table:style-name="ce3" office:value-type="string" calcext:value-type="string">
            <text:p>Order #</text:p>
          </table:table-cell>
          <table:table-cell table:style-name="ce3" office:value-type="string" calcext:value-type="string">
            <text:p># needed</text:p>
          </table:table-cell>
          <table:table-cell table:style-name="ce1" office:value-type="string" calcext:value-type="string">
            <text:p>Stock Wouter</text:p>
          </table:table-cell>
          <table:table-cell table:style-name="ce1" office:value-type="string" calcext:value-type="string">
            <text:p>Productize stock</text:p>
          </table:table-cell>
          <table:table-cell table:style-name="ce1" office:value-type="string" calcext:value-type="string">
            <text:p>Buy Wouter</text:p>
          </table:table-cell>
          <table:table-cell table:style-name="ce1"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,C3,C12</text:p>
          </table:table-cell>
          <table:table-cell office:value-type="string" calcext:value-type="string">
            <text:p>0603_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Farnell</text:p>
          </table:table-cell>
          <table:table-cell office:value-type="float" office:value="2291173" calcext:value-type="float">
            <text:p>2291173</text:p>
          </table:table-cell>
          <table:table-cell table:formula="of:=10*[.D2]" office:value-type="float" office:value="30" calcext:value-type="float">
            <text:p>3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_tant_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10V</text:p>
          </table:table-cell>
          <table:table-cell office:value-type="string" calcext:value-type="string">
            <text:p>Farnell</text:p>
          </table:table-cell>
          <table:table-cell office:value-type="float" office:value="2406638" calcext:value-type="float">
            <text:p>2406638</text:p>
          </table:table-cell>
          <table:table-cell table:formula="of:=10*[.D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0603_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DO</text:p>
          </table:table-cell>
          <table:table-cell table:formula="of:=10*[.D4]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,C6,C7,C14,C15,C16</text:p>
          </table:table-cell>
          <table:table-cell table:style-name="ce2" office:value-type="string" calcext:value-type="string">
            <text:p>1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Farnell</text:p>
          </table:table-cell>
          <table:table-cell office:value-type="float" office:value="2320887" calcext:value-type="float">
            <text:p>2320887</text:p>
          </table:table-cell>
          <table:table-cell table:formula="of:=10*[.D5]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4,C5</text:p>
          </table:table-cell>
          <table:table-cell office:value-type="string" calcext:value-type="string">
            <text:p>0603_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DO</text:p>
          </table:table-cell>
          <table:table-cell table:formula="of:=10*[.D6]"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8,C11</text:p>
          </table:table-cell>
          <table:table-cell office:value-type="string" calcext:value-type="string">
            <text:p>0603_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Farnell</text:p>
          </table:table-cell>
          <table:table-cell table:style-name="ce5" office:value-type="float" office:value="2320314" calcext:value-type="float">
            <text:p>2320314</text:p>
          </table:table-cell>
          <table:table-cell table:formula="of:=10*[.D7]"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603_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pF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DO</text:p>
          </table:table-cell>
          <table:table-cell table:formula="of:=10*[.D8]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1,D10</text:p>
          </table:table-cell>
          <table:table-cell office:value-type="string" calcext:value-type="string">
            <text:p>0805_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rnell</text:p>
          </table:table-cell>
          <table:table-cell office:value-type="float" office:value="2099236" calcext:value-type="float">
            <text:p>2099236</text:p>
          </table:table-cell>
          <table:table-cell table:formula="of:=10*[.D9]"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0805_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arnell</text:p>
          </table:table-cell>
          <table:table-cell office:value-type="float" office:value="2099239" calcext:value-type="float">
            <text:p>2099239</text:p>
          </table:table-cell>
          <table:table-cell table:formula="of:=10*[.D10]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0805_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Farnell</text:p>
          </table:table-cell>
          <table:table-cell office:value-type="float" office:value="2099243" calcext:value-type="float">
            <text:p>2099243</text:p>
          </table:table-cell>
          <table:table-cell table:formula="of:=10*[.D11]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TAIW_SEM_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arnell</text:p>
          </table:table-cell>
          <table:table-cell office:value-type="float" office:value="1559152" calcext:value-type="float">
            <text:p>1559152</text:p>
          </table:table-cell>
          <table:table-cell table:formula="of:=10*[.D12]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3,D4</text:p>
          </table:table-cell>
          <table:table-cell office:value-type="string" calcext:value-type="string">
            <text:p>NXP-SCHOTTKY-SOD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Farnell</text:p>
          </table:table-cell>
          <table:table-cell office:value-type="float" office:value="8737363" calcext:value-type="float">
            <text:p>8737363</text:p>
          </table:table-cell>
          <table:table-cell table:formula="of:=10*[.D13]"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5,D6,D8,D9</text:p>
          </table:table-cell>
          <table:table-cell office:value-type="string" calcext:value-type="string">
            <text:p>DIODESINC-DIODE-SOD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arnell</text:p>
          </table:table-cell>
          <table:table-cell office:value-type="float" office:value="1773475" calcext:value-type="float">
            <text:p>1773475</text:p>
          </table:table-cell>
          <table:table-cell table:formula="of:=10*[.D14]"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IODESINC-DIODE-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arnell</text:p>
          </table:table-cell>
          <table:table-cell office:value-type="float" office:value="1858604" calcext:value-type="float">
            <text:p>1858604</text:p>
          </table:table-cell>
          <table:table-cell table:formula="of:=10*[.D15]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E_polyfuse_1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arnell</text:p>
          </table:table-cell>
          <table:table-cell office:value-type="float" office:value="1345925" calcext:value-type="float">
            <text:p>1345925</text:p>
          </table:table-cell>
          <table:table-cell table:formula="of:=10*[.D16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-MICRO-B-FCI-10103593-0001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-USB-B_USBIN</text:p>
          </table:table-cell>
          <table:table-cell office:value-type="string" calcext:value-type="string">
            <text:p>Farnell</text:p>
          </table:table-cell>
          <table:table-cell office:value-type="float" office:value="2293751" calcext:value-type="float">
            <text:p>2293751</text:p>
          </table:table-cell>
          <table:table-cell table:formula="of:=10*[.D17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ulticomp_USB-A_F,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comp_USB-A_F_R/A_MC32593</text:p>
          </table:table-cell>
          <table:table-cell office:value-type="string" calcext:value-type="string">
            <text:p>Farnell</text:p>
          </table:table-cell>
          <table:table-cell office:value-type="float" office:value="1696534" calcext:value-type="float">
            <text:p>1696534</text:p>
          </table:table-cell>
          <table:table-cell table:formula="of:=10*[.D18]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1,L2,L3,L4,L5,L6</text:p>
          </table:table-cell>
          <table:table-cell office:value-type="string" calcext:value-type="string">
            <text:p>0603_S_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arnell</text:p>
          </table:table-cell>
          <table:table-cell office:value-type="float" office:value="1515671" calcext:value-type="float">
            <text:p>1515671</text:p>
          </table:table-cell>
          <table:table-cell table:formula="of:=10*[.D19]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Bourns-SRN6045-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SRN6045-220M</text:p>
          </table:table-cell>
          <table:table-cell table:formula="of:=10*[.D20]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Bourns-SRR7045-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SRR7045-100M</text:p>
          </table:table-cell>
          <table:table-cell table:formula="of:=10*[.D21]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1,P2,P4,P5</text:p>
          </table:table-cell>
          <table:table-cell office:value-type="string" calcext:value-type="string">
            <text:p>PIN_1X2_JST_PH_SM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9492615" calcext:value-type="float">
            <text:p>9492615</text:p>
          </table:table-cell>
          <table:table-cell table:formula="of:=10*[.D22]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2X3_ALT_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_PROG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DO</text:p>
          </table:table-cell>
          <table:table-cell table:formula="of:=10*[.D23]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IN_2X13_ALT_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1376</text:p>
          </table:table-cell>
          <table:table-cell table:formula="of:=10*[.D24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1,Q4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FET-P-GSD</text:p>
          </table:table-cell>
          <table:table-cell office:value-type="string" calcext:value-type="string">
            <text:p>Farnell</text:p>
          </table:table-cell>
          <table:table-cell office:value-type="float" office:value="1831090" calcext:value-type="float">
            <text:p>1831090</text:p>
          </table:table-cell>
          <table:table-cell table:formula="of:=10*[.D25]"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2,Q3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FET-N-GSD</text:p>
          </table:table-cell>
          <table:table-cell office:value-type="string" calcext:value-type="string">
            <text:p>Farnell</text:p>
          </table:table-cell>
          <table:table-cell office:value-type="float" office:value="1857298" calcext:value-type="float">
            <text:p>1857298</text:p>
          </table:table-cell>
          <table:table-cell table:formula="of:=10*[.D26]"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603_S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DO</text:p>
          </table:table-cell>
          <table:table-cell table:formula="of:=10*[.D27]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0603_S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DO</text:p>
          </table:table-cell>
          <table:table-cell table:formula="of:=10*[.D28]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0603_S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DO</text:p>
          </table:table-cell>
          <table:table-cell table:formula="of:=10*[.D29]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0603_S_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49.9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DO</text:p>
          </table:table-cell>
          <table:table-cell table:formula="of:=10*[.D30]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0603_S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DO</text:p>
          </table:table-cell>
          <table:table-cell table:formula="of:=10*[.D31]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603_S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DO</text:p>
          </table:table-cell>
          <table:table-cell table:formula="of:=10*[.D32]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4,R15,R16,R17,R18,R19,R20,R23</text:p>
          </table:table-cell>
          <table:table-cell office:value-type="string" calcext:value-type="string">
            <text:p>0603_S_R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DO</text:p>
          </table:table-cell>
          <table:table-cell table:formula="of:=10*[.D33]" office:value-type="float" office:value="80" calcext:value-type="float">
            <text:p>8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0603_S_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DO</text:p>
          </table:table-cell>
          <table:table-cell table:formula="of:=10*[.D34]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7,R25</text:p>
          </table:table-cell>
          <table:table-cell office:value-type="string" calcext:value-type="string">
            <text:p>0603_S_R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30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DO</text:p>
          </table:table-cell>
          <table:table-cell table:formula="of:=10*[.D35]"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3,R5,R8,R21,R22,R28</text:p>
          </table:table-cell>
          <table:table-cell office:value-type="string" calcext:value-type="string">
            <text:p>0603_S_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DO</text:p>
          </table:table-cell>
          <table:table-cell table:formula="of:=10*[.D36]" office:value-type="float" office:value="60" calcext:value-type="float">
            <text:p>6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4,R6,R9,R12</text:p>
          </table:table-cell>
          <table:table-cell office:value-type="string" calcext:value-type="string">
            <text:p>0603_S_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DO</text:p>
          </table:table-cell>
          <table:table-cell table:formula="of:=10*[.D37]" office:value-type="float" office:value="40" calcext:value-type="float">
            <text:p>4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0603_S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2k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DO</text:p>
          </table:table-cell>
          <table:table-cell table:formula="of:=10*[.D38]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2</text:p>
          </table:table-cell>
          <table:table-cell office:value-type="string" calcext:value-type="string">
            <text:p>Farnell</text:p>
          </table:table-cell>
          <table:table-cell office:value-type="float" office:value="1834892" calcext:value-type="float">
            <text:p>1834892</text:p>
          </table:table-cell>
          <table:table-cell table:formula="of:=10*[.D39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2,U3</text:p>
          </table:table-cell>
          <table:table-cell office:value-type="string" calcext:value-type="string">
            <text:p>SOT-23-6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-USBLC6-2</text:p>
          </table:table-cell>
          <table:table-cell office:value-type="string" calcext:value-type="string">
            <text:p>Farnell</text:p>
          </table:table-cell>
          <table:table-cell office:value-type="float" office:value="1269406" calcext:value-type="float">
            <text:p>1269406</text:p>
          </table:table-cell>
          <table:table-cell table:formula="of:=10*[.D40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6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R1201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26-LMR12010XMKENOPB</text:p>
          </table:table-cell>
          <table:table-cell table:formula="of:=10*[.D41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I-LMR61428_R-PDSO-G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R6142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26-LMR61428XMM/NOPB</text:p>
          </table:table-cell>
          <table:table-cell table:formula="of:=10*[.D4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23A_larger_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3-alt</text:p>
          </table:table-cell>
          <table:table-cell office:value-type="string" calcext:value-type="string">
            <text:p>Farnell</text:p>
          </table:table-cell>
          <table:table-cell office:value-type="float" office:value="1439518" calcext:value-type="float">
            <text:p>1439518</text:p>
          </table:table-cell>
          <table:table-cell table:formula="of:=10*[.D43]"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ATMEL_ATTINY2313_SO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2313</text:p>
          </table:table-cell>
          <table:table-cell office:value-type="string" calcext:value-type="string">
            <text:p>Farnell</text:p>
          </table:table-cell>
          <table:table-cell office:value-type="float" office:value="1841617" calcext:value-type="float">
            <text:p>1841617</text:p>
          </table:table-cell>
          <table:table-cell table:formula="of:=10*[.D44]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aspipow.A1:raspipow.E4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 style:data-style-name="N2" text:time-value="11:44:28.148020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3T12:22:17.901261158</dc:date>
    <meta:editing-duration>PT11H18M35S</meta:editing-duration>
    <meta:editing-cycles>9</meta:editing-cycles>
    <meta:generator>LibreOffice/4.3.3.2$Linux_X86_64 LibreOffice_project/430m0$Build-2</meta:generator>
    <meta:print-date>2015-02-02T12:20:18.416727092</meta:print-date>
    <meta:document-statistic meta:table-count="1" meta:cell-count="404" meta:object-count="0"/>
  </office:meta>
</office:document-meta>
</file>